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 Grande" svg:font-family="'Lucida Grande', Verdan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variant="normal" fo:text-transform="none" fo:color="#000000" style:font-name="Lucida Grande" fo:font-size="12pt" fo:letter-spacing="normal" fo:font-style="normal" fo:font-weight="normal" style:font-style-asian="italic" style:font-style-complex="italic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{title}</text:h>
      <text:p text:style-name="Standard"/>
      <text:p text:style-name="P1">{message}</text:p>
      <text:p text:style-name="P1"/>
      <text:p text:style-name="P6">[!-- BEGIN topics --]</text:p>
      <text:h text:style-name="Heading_20_2" text:outline-level="2">{titleTopic}</text:h>
      <text:p text:style-name="P7"/>
      <text:p text:style-name="P7">{contentTopic}</text:p>
      <text:p text:style-name="P5"/>
      <text:p text:style-name="P6">[!-- END topics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Grande" svg:font-family="'Lucida Grande', Verdan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Cyril PIERRE de GEYERR</meta:initial-creator>
    <meta:creation-date>2008-09-02T10:04:05</meta:creation-date>
    <dc:date>2011-01-20T13:30:25</dc:date>
    <meta:editing-cycles>10</meta:editing-cycles>
    <meta:editing-duration>PT00H15M10S</meta:editing-duration>
    <dc:creator>Nathalie </dc:creator>
    <meta:document-statistic meta:table-count="0" meta:image-count="0" meta:object-count="0" meta:page-count="1" meta:paragraph-count="6" meta:word-count="14" meta:character-count="82"/>
    <meta:user-defined meta:name="Info 1"/>
    <meta:user-defined meta:name="Info 2"/>
    <meta:user-defined meta:name="Info 3"/>
    <meta:user-defined meta:name="Info 4"/>
  </office:meta>
</office:document-meta>
</file>